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Roboto" svg:font-family="Roboto, RobotoDraft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125cm" style:rel-column-width="4338*"/>
    </style:style>
    <style:style style:name="表1.B" style:family="table-column">
      <style:table-column-properties style:column-width="6.306cm" style:rel-column-width="24308*"/>
    </style:style>
    <style:style style:name="表1.C" style:family="table-column">
      <style:table-column-properties style:column-width="9.569cm" style:rel-column-width="3688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125cm" style:rel-column-width="4338*"/>
    </style:style>
    <style:style style:name="表2.B" style:family="table-column">
      <style:table-column-properties style:column-width="6.306cm" style:rel-column-width="24308*"/>
    </style:style>
    <style:style style:name="表2.C" style:family="table-column">
      <style:table-column-properties style:column-width="9.569cm" style:rel-column-width="36889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125cm" style:rel-column-width="4338*"/>
    </style:style>
    <style:style style:name="表3.B" style:family="table-column">
      <style:table-column-properties style:column-width="6.306cm" style:rel-column-width="24308*"/>
    </style:style>
    <style:style style:name="表3.C" style:family="table-column">
      <style:table-column-properties style:column-width="9.569cm" style:rel-column-width="36889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125cm" style:rel-column-width="4338*"/>
    </style:style>
    <style:style style:name="表4.B" style:family="table-column">
      <style:table-column-properties style:column-width="6.306cm" style:rel-column-width="24308*"/>
    </style:style>
    <style:style style:name="表4.C" style:family="table-column">
      <style:table-column-properties style:column-width="9.569cm" style:rel-column-width="36889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125cm" style:rel-column-width="4338*"/>
    </style:style>
    <style:style style:name="表6.B" style:family="table-column">
      <style:table-column-properties style:column-width="6.306cm" style:rel-column-width="24308*"/>
    </style:style>
    <style:style style:name="表6.C" style:family="table-column">
      <style:table-column-properties style:column-width="9.569cm" style:rel-column-width="36889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125cm" style:rel-column-width="4338*"/>
    </style:style>
    <style:style style:name="表9.B" style:family="table-column">
      <style:table-column-properties style:column-width="6.306cm" style:rel-column-width="24308*"/>
    </style:style>
    <style:style style:name="表9.C" style:family="table-column">
      <style:table-column-properties style:column-width="9.569cm" style:rel-column-width="36889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8.878cm" fo:margin-left="1.792cm" fo:margin-right="6.331cm" table:align="margins"/>
    </style:style>
    <style:style style:name="表11.A" style:family="table-column">
      <style:table-column-properties style:column-width="8.878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125cm" style:rel-column-width="4338*"/>
    </style:style>
    <style:style style:name="表12.B" style:family="table-column">
      <style:table-column-properties style:column-width="6.306cm" style:rel-column-width="24308*"/>
    </style:style>
    <style:style style:name="表12.C" style:family="table-column">
      <style:table-column-properties style:column-width="9.569cm" style:rel-column-width="36889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8.878cm" fo:margin-left="1.792cm" fo:margin-right="6.331cm" table:align="margins"/>
    </style:style>
    <style:style style:name="表10.A" style:family="table-column">
      <style:table-column-properties style:column-width="8.878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125cm" style:rel-column-width="4338*"/>
    </style:style>
    <style:style style:name="表5.B" style:family="table-column">
      <style:table-column-properties style:column-width="6.306cm" style:rel-column-width="24308*"/>
    </style:style>
    <style:style style:name="表5.C" style:family="table-column">
      <style:table-column-properties style:column-width="9.569cm" style:rel-column-width="36889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0.58cm" style:rel-column-width="2237*"/>
    </style:style>
    <style:style style:name="表8.B" style:family="table-column">
      <style:table-column-properties style:column-width="11.472cm" style:rel-column-width="44224*"/>
    </style:style>
    <style:style style:name="表8.C" style:family="table-column">
      <style:table-column-properties style:column-width="4.948cm" style:rel-column-width="19074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background-color="#99ff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background-color="#99ff66" fo:padding="0.097cm" fo:border-left="0.002cm solid #000000" fo:border-right="none" fo:border-top="none" fo:border-bottom="0.002cm solid #000000">
        <style:background-image/>
      </style:table-cell-properties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.B6" style:family="table-cell">
      <style:table-cell-properties fo:padding="0.097cm" fo:border-left="0.002cm solid #000000" fo:border-right="none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646cm" style:rel-column-width="6344*"/>
    </style:style>
    <style:style style:name="表7.B" style:family="table-column">
      <style:table-column-properties style:column-width="15.355cm" style:rel-column-width="59191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background-color="#ffff99" fo:padding="0.097cm" fo:border="0.002cm solid #000000">
        <style:background-image/>
      </style:table-cell-properties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7.B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8.878cm" fo:margin-left="1.792cm" fo:margin-right="6.331cm" table:align="margins"/>
    </style:style>
    <style:style style:name="表13.A" style:family="table-column">
      <style:table-column-properties style:column-width="8.878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125cm" style:rel-column-width="4338*"/>
    </style:style>
    <style:style style:name="表14.B" style:family="table-column">
      <style:table-column-properties style:column-width="6.306cm" style:rel-column-width="24308*"/>
    </style:style>
    <style:style style:name="表14.C" style:family="table-column">
      <style:table-column-properties style:column-width="9.569cm" style:rel-column-width="36889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color="#3333ff" fo:font-size="24pt" style:font-size-asian="24pt" style:font-size-complex="24pt"/>
    </style:style>
    <style:style style:name="P3" style:family="paragraph" style:parent-style-name="Standard">
      <style:text-properties fo:font-size="18pt" style:font-size-asian="18pt" style:font-size-complex="18pt"/>
    </style:style>
    <style:style style:name="P4" style:family="paragraph" style:parent-style-name="Standard">
      <style:text-properties fo:font-size="20pt" style:font-size-asian="20pt" style:font-size-complex="20pt"/>
    </style:style>
    <style:style style:name="P5" style:family="paragraph" style:parent-style-name="Standard">
      <style:text-properties fo:color="#000000" fo:font-size="24pt" style:font-size-asian="24pt" style:font-size-complex="24pt"/>
    </style:style>
    <style:style style:name="P6" style:family="paragraph" style:parent-style-name="Standard">
      <style:text-properties fo:font-size="22pt" style:font-size-asian="22pt" style:font-size-complex="22pt"/>
    </style:style>
    <style:style style:name="P7" style:family="paragraph" style:parent-style-name="Table_20_Contents">
      <style:text-properties fo:font-size="24pt" style:font-size-asian="24pt" style:font-size-complex="24pt"/>
    </style:style>
    <style:style style:name="P8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6pt" fo:font-style="normal" style:text-underline-style="none" fo:font-weight="normal" style:text-blinking="false" fo:background-color="#ffff99" style:font-name-asian="Arial1" style:font-size-asian="26pt" style:language-asian="ja" style:country-asian="JP" style:font-style-asian="normal" style:font-weight-asian="normal" style:font-size-complex="26pt"/>
    </style:style>
    <style:style style:name="P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32pt" fo:font-style="normal" style:text-underline-style="none" fo:font-weight="normal" style:text-blinking="false" fo:background-color="#ffff99" style:font-name-asian="Arial1" style:font-size-asian="32pt" style:language-asian="ja" style:country-asian="JP" style:font-style-asian="normal" style:font-weight-asian="normal" style:font-size-complex="32pt"/>
    </style:style>
    <style:style style:name="P10" style:family="paragraph" style:parent-style-name="Table_20_Contents">
      <style:text-properties fo:font-size="24pt" style:font-size-asian="24pt" style:font-size-complex="24pt"/>
    </style:style>
    <style:style style:name="P1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32pt" fo:font-style="normal" style:text-underline-style="none" fo:font-weight="normal" style:text-blinking="false" fo:background-color="#ffff99" style:font-name-asian="Arial1" style:font-size-asian="32pt" style:language-asian="ja" style:country-asian="JP" style:font-style-asian="normal" style:font-weight-asian="normal" style:font-size-complex="32pt"/>
    </style:style>
    <style:style style:name="P12" style:family="paragraph" style:parent-style-name="Standard">
      <style:text-properties fo:font-size="24pt" style:font-size-asian="24pt" style:font-size-complex="24pt"/>
    </style:style>
    <style:style style:name="P13" style:family="paragraph" style:parent-style-name="Standard" style:list-style-name="L1">
      <style:text-properties fo:font-size="24pt" style:font-size-asian="24pt" style:font-size-complex="24pt"/>
    </style:style>
    <style:style style:name="P14" style:family="paragraph" style:parent-style-name="Standard" style:list-style-name="L2">
      <style:text-properties fo:font-size="24pt" style:font-size-asian="24pt" style:font-size-complex="24pt"/>
    </style:style>
    <style:style style:name="P15" style:family="paragraph" style:parent-style-name="Standard" style:list-style-name="L3">
      <style:text-properties fo:font-size="24pt" style:font-size-asian="24pt" style:font-size-complex="24pt"/>
    </style:style>
    <style:style style:name="P16" style:family="paragraph" style:parent-style-name="Standard" style:list-style-name="L4">
      <style:text-properties fo:font-size="24pt" style:font-size-asian="24pt" style:font-size-complex="24pt"/>
    </style:style>
    <style:style style:name="P17" style:family="paragraph" style:parent-style-name="Standard" style:list-style-name="L5">
      <style:text-properties fo:font-size="24pt" style:font-size-asian="24pt" style:font-size-complex="24pt"/>
    </style:style>
    <style:style style:name="P18" style:family="paragraph" style:parent-style-name="Standard" style:list-style-name="L6">
      <style:text-properties fo:font-size="24pt" style:font-size-asian="24pt" style:font-size-complex="24pt"/>
    </style:style>
    <style:style style:name="P19" style:family="paragraph" style:parent-style-name="Standard" style:list-style-name="L7">
      <style:text-properties fo:font-size="24pt" style:font-size-asian="24pt" style:font-size-complex="24pt"/>
    </style:style>
    <style:style style:name="P20" style:family="paragraph" style:parent-style-name="Standard" style:list-style-name="L3">
      <style:text-properties fo:color="#3333ff" fo:font-size="24pt" style:font-size-asian="24pt" style:language-asian="ja" style:country-asian="JP" style:font-size-complex="24pt"/>
    </style:style>
    <style:style style:name="P21" style:family="paragraph" style:parent-style-name="Standard">
      <style:text-properties fo:color="#3333ff" fo:font-size="24pt" style:font-size-asian="24pt" style:font-size-complex="24pt"/>
    </style:style>
    <style:style style:name="P22" style:family="paragraph" style:parent-style-name="Standard">
      <style:text-properties fo:color="#000000"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language-asian="ja" style:country-asian="JP"/>
    </style:style>
    <style:style style:name="T3" style:family="text">
      <style:text-properties fo:font-variant="normal" fo:text-transform="none" fo:color="#000000" fo:letter-spacing="normal" style:font-name-asian="Roboto" style:font-size-asian="18pt" style:font-style-asian="normal" style:font-weight-asian="normal"/>
    </style:style>
    <style:style style:name="T4" style:family="text">
      <style:text-properties fo:font-variant="normal" fo:text-transform="none" fo:color="#000000" fo:font-size="24pt" fo:letter-spacing="normal" style:font-name-asian="Roboto" style:font-size-asian="24pt" style:font-style-asian="normal" style:font-weight-asian="normal" style:font-size-complex="24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000000" style:language-asian="ja" style:country-asian="JP"/>
    </style:style>
    <style:style style:name="T7" style:family="text">
      <style:text-properties fo:color="#3333ff"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0210208_102419=================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7"/>
          </table:table-cell>
          <table:table-cell table:style-name="表1.A1" office:value-type="string">
            <text:p text:style-name="P4">where is the toilet?</text:p>
          </table:table-cell>
          <table:table-cell table:style-name="表1.C1" office:value-type="string">
            <text:p text:style-name="P4">nhà vệ sinh ở đâu vậy? </text:p>
          </table:table-cell>
        </table:table-row>
        <table:table-row>
          <table:table-cell table:style-name="表1.A2" office:value-type="string">
            <text:p text:style-name="P7"/>
          </table:table-cell>
          <table:table-cell table:style-name="表1.A2" office:value-type="string">
            <text:p text:style-name="P4">it is next to this resting room.</text:p>
          </table:table-cell>
          <table:table-cell table:style-name="表1.C2" office:value-type="string">
            <text:p text:style-name="P4">nó ở bên[측면 cạnh[가장자리 phòng[room ngơi[rest này.</text:p>
          </table:table-cell>
        </table:table-row>
        <table:table-row>
          <table:table-cell table:style-name="表1.A2" office:value-type="string">
            <text:p text:style-name="P7"/>
          </table:table-cell>
          <table:table-cell table:style-name="表1.A2" office:value-type="string">
            <text:p text:style-name="P1">you go out of that door,</text:p>
          </table:table-cell>
          <table:table-cell table:style-name="表1.C2" office:value-type="string">
            <text:p text:style-name="P1">bạn đi[go ra[get-out~1 khỏi[kooi cánh[문~1 cửa đó[that,</text:p>
          </table:table-cell>
        </table:table-row>
        <table:table-row>
          <table:table-cell table:style-name="表1.A2" office:value-type="string">
            <text:p text:style-name="P7"/>
          </table:table-cell>
          <table:table-cell table:style-name="表1.A2" office:value-type="string">
            <text:p text:style-name="P1">you turn to the left.</text:p>
          </table:table-cell>
          <table:table-cell table:style-name="表1.C2" office:value-type="string">
            <text:p text:style-name="P1">bạn rẽ[회전 sang[...에 trái[왼쪽.</text:p>
          </table:table-cell>
        </table:table-row>
        <table:table-row>
          <table:table-cell table:style-name="表1.A2" office:value-type="string">
            <text:p text:style-name="P7"/>
          </table:table-cell>
          <table:table-cell table:style-name="表1.A2" office:value-type="string">
            <text:p text:style-name="P1">then, you turn to the right</text:p>
          </table:table-cell>
          <table:table-cell table:style-name="表1.C2" office:value-type="string">
            <text:p text:style-name="P1">sau[후 đó, bạn rẽ sang phải</text:p>
          </table:table-cell>
        </table:table-row>
        <table:table-row>
          <table:table-cell table:style-name="表1.A2" office:value-type="string">
            <text:p text:style-name="P7"/>
          </table:table-cell>
          <table:table-cell table:style-name="表1.A2" office:value-type="string">
            <text:p text:style-name="P1">it is there.</text:p>
          </table:table-cell>
          <table:table-cell table:style-name="表1.C2" office:value-type="string">
            <text:p text:style-name="P1">nó ở đó.</text:p>
          </table:table-cell>
        </table:table-row>
      </table:table>
      <text:p text:style-name="P1"/>
      <text:p text:style-name="P1">//20210208_102446</text:p>
      <text:p text:style-name="P1"/>
      <text:p text:style-name="P1"/>
      <text:p text:style-name="P8"/>
      <text:p text:style-name="P1"/>
      <text:p text:style-name="P2">20210209_084718=================</text:p>
      <text:list xml:id="list7832502282251121247" text:style-name="L1">
        <text:list-item>
          <text:p text:style-name="P13">#r:20210208_102419</text:p>
        </text:list-item>
        <text:list-item>
          <text:p text:style-name="P13"/>
        </text:list-item>
      </text:list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7">1</text:p>
          </table:table-cell>
          <table:table-cell table:style-name="表2.B1" office:value-type="string">
            <text:p text:style-name="P4">i want to drink a hot drink.</text:p>
          </table:table-cell>
          <table:table-cell table:style-name="表2.C1" office:value-type="string">
            <text:p text:style-name="P4">tôi[나는-마시고-싶다~2 muốn uống một thức[음료수~1 uống nóng[뜨거운.</text:p>
          </table:table-cell>
        </table:table-row>
        <text:soft-page-break/>
        <table:table-row>
          <table:table-cell table:style-name="表2.A2" office:value-type="float" office:value="2">
            <text:p text:style-name="P7">2</text:p>
          </table:table-cell>
          <table:table-cell table:style-name="表2.B2" office:value-type="string">
            <text:p text:style-name="P4">i want to eat some hot food.</text:p>
          </table:table-cell>
          <table:table-cell table:style-name="表2.C2" office:value-type="string">
            <text:p text:style-name="P4">tôi muốn ăn một số thức ăn nóng.</text:p>
          </table:table-cell>
        </table:table-row>
        <table:table-row>
          <table:table-cell table:style-name="表2.A2" office:value-type="float" office:value="3">
            <text:p text:style-name="P7">3</text:p>
          </table:table-cell>
          <table:table-cell table:style-name="表2.B2" office:value-type="string">
            <text:p text:style-name="P4">are you feeling sick?</text:p>
          </table:table-cell>
          <table:table-cell table:style-name="表2.C2" office:value-type="string">
            <text:p text:style-name="P4">bạn có cảm[느낌~1 thấy như[like bị[ill~1 bệnh[bei` không?</text:p>
          </table:table-cell>
        </table:table-row>
      </table:table>
      <text:list xml:id="list32687063" text:continue-numbering="true" text:style-name="L1">
        <text:list-item>
          <text:p text:style-name="P13"/>
        </text:list-item>
      </text:list>
      <text:p text:style-name="P1"/>
      <text:p text:style-name="P8"/>
      <text:p text:style-name="P2">XXXX=================</text:p>
      <text:p text:style-name="P5">myself / langs : vietnamese / phrases-1 / <text:span text:style-name="T2">20210211_103142</text:span></text:p>
      <text:list xml:id="list2363709225537454944" text:style-name="L2">
        <text:list-item>
          <text:p text:style-name="P14">#r:20210209_091227</text:p>
        </text:list-item>
        <text:list-item>
          <text:p text:style-name="P14">#r:20210209_084718</text:p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7">1</text:p>
          </table:table-cell>
          <table:table-cell table:style-name="表3.B1" office:value-type="string">
            <text:p text:style-name="P1">he broke his arm. </text:p>
          </table:table-cell>
          <table:table-cell table:style-name="表3.C1" office:value-type="string">
            <text:p text:style-name="P1">anh[그는-고통 -다~2 ấy bị[부서진~1 gãy tay[손.</text:p>
          </table:table-cell>
        </table:table-row>
        <table:table-row>
          <table:table-cell table:style-name="表3.A2" office:value-type="float" office:value="2">
            <text:p text:style-name="P7">2</text:p>
          </table:table-cell>
          <table:table-cell table:style-name="表3.B2" office:value-type="string">
            <text:p text:style-name="P1">he needs help.</text:p>
          </table:table-cell>
          <table:table-cell table:style-name="表3.C2" office:value-type="string">
            <text:p text:style-name="Standard"><text:span text:style-name="T1">anh ấy cần[필요한-것 giúp[</text:span><text:span text:style-name="T3">도움</text:span><text:span text:style-name="T4">~1</text:span> <text:span text:style-name="T1"><text:s/>đỡ.</text:span></text:p>
          </table:table-cell>
        </table:table-row>
        <table:table-row>
          <table:table-cell table:style-name="表3.A2" office:value-type="float" office:value="3">
            <text:p text:style-name="P7">3</text:p>
          </table:table-cell>
          <table:table-cell table:style-name="表3.B2" office:value-type="string">
            <text:p text:style-name="P1">she broke her leg.</text:p>
          </table:table-cell>
          <table:table-cell table:style-name="表3.C2" office:value-type="string">
            <text:p text:style-name="P1">chân[그녀의 발~2 cô ấy bị gãy[부서진 rồi[이미.</text:p>
          </table:table-cell>
        </table:table-row>
        <table:table-row>
          <table:table-cell table:style-name="表3.A2" office:value-type="float" office:value="4">
            <text:p text:style-name="P7">4</text:p>
          </table:table-cell>
          <table:table-cell table:style-name="表3.B2" office:value-type="string">
            <text:p text:style-name="P1">he fell from the floor.</text:p>
          </table:table-cell>
          <table:table-cell table:style-name="表3.C2" office:value-type="string">
            <text:p text:style-name="P1">anh ấy rơi[~에서 떨어지다~1 từ trên[의 위에 sàn[바닥 아래로~1 xuống.</text:p>
          </table:table-cell>
        </table:table-row>
        <table:table-row>
          <table:table-cell table:style-name="表3.A2" office:value-type="float" office:value="5">
            <text:p text:style-name="P7">5</text:p>
          </table:table-cell>
          <table:table-cell table:style-name="表3.B2" office:value-type="string">
            <text:p text:style-name="P1">she went to the upstairs.</text:p>
          </table:table-cell>
          <table:table-cell table:style-name="表3.C2" office:value-type="string">
            <text:p text:style-name="P1">cô ấy đi lên[쪽으로 tầng[층 trên[의 위에.</text:p>
          </table:table-cell>
        </table:table-row>
      </table:table>
      <text:p text:style-name="P1"><text:soft-page-break/>//20210211_105918</text:p>
      <text:p text:style-name="P1"/>
      <text:p text:style-name="P9"/>
      <text:p text:style-name="P2">XXXX=================</text:p>
      <text:p text:style-name="P2">myself / langs : vietnamese / phrases-1 / <text:span text:style-name="T2">20210212_124415</text:span></text:p>
      <text:list xml:id="list8571320859304735393" text:style-name="L3">
        <text:list-item>
          <text:p text:style-name="P15">#r:20210211_103142</text:p>
        </text:list-item>
        <text:list-item>
          <text:p text:style-name="P15">#r:20210209_084718</text:p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7">1</text:p>
          </table:table-cell>
          <table:table-cell table:style-name="表4.B1" office:value-type="string">
            <text:p text:style-name="P1">a wood board fell on him</text:p>
          </table:table-cell>
          <table:table-cell table:style-name="表4.C1" office:value-type="string">
            <text:p text:style-name="P1">một tấm[플레이트 gỗ[나무 rơi vào anh ta.</text:p>
          </table:table-cell>
        </table:table-row>
        <table:table-row>
          <table:table-cell table:style-name="表4.A2" office:value-type="float" office:value="2">
            <text:p text:style-name="P7">2</text:p>
          </table:table-cell>
          <table:table-cell table:style-name="表4.B2" office:value-type="string">
            <text:p text:style-name="P1">the floor is very slippery.</text:p>
          </table:table-cell>
          <table:table-cell table:style-name="表4.C2" office:value-type="string">
            <text:p text:style-name="P1">sàn nhà rất trơn[미끄러운.</text:p>
          </table:table-cell>
        </table:table-row>
        <table:table-row>
          <table:table-cell table:style-name="表4.A2" office:value-type="float" office:value="3">
            <text:p text:style-name="P7">3</text:p>
          </table:table-cell>
          <table:table-cell table:style-name="表4.B2" office:value-type="string">
            <text:p text:style-name="P1">I did not eat supper yesterday.</text:p>
          </table:table-cell>
          <table:table-cell table:style-name="表4.C2" office:value-type="string">
            <text:p text:style-name="P1">Tôi đã không ăn bữa[식사 tối[밤 hôm[어제~1 qua.</text:p>
          </table:table-cell>
        </table:table-row>
        <table:table-row>
          <table:table-cell table:style-name="表4.A2" office:value-type="float" office:value="4">
            <text:p text:style-name="P7">4</text:p>
          </table:table-cell>
          <table:table-cell table:style-name="表4.B2" office:value-type="string">
            <text:p text:style-name="P1">this iron rod is very heavy.</text:p>
          </table:table-cell>
          <table:table-cell table:style-name="表4.C2" office:value-type="string">
            <text:p text:style-name="P1">thanh[철봉~1 sắt này rất nặng.</text:p>
          </table:table-cell>
        </table:table-row>
      </table:table>
      <text:p text:style-name="P1">//20210212_130159</text:p>
      <text:p text:style-name="P1"/>
      <text:p text:style-name="P9"/>
      <text:p text:style-name="P2">XXXX=================</text:p>
      <text:p text:style-name="P5"/>
      <text:p text:style-name="P2">myself / laxngs : vietnamese / phrases-1 / <text:span text:style-name="T2">20210215_090529</text:span></text:p>
      <text:list xml:id="list2367516661679553789" text:style-name="L4">
        <text:list-item>
          <text:p text:style-name="P16"><text:soft-page-break/>#r:20210212_124415</text:p>
        </text:list-item>
        <text:list-item>
          <text:p text:style-name="P16">#r:<text:span text:style-name="T6">20210211_103142</text:span></text:p>
        </text:list-item>
      </text:list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7">1</text:p>
          </table:table-cell>
          <table:table-cell table:style-name="表6.B1" office:value-type="string">
            <text:p text:style-name="P1">a box is on the floor.</text:p>
          </table:table-cell>
          <table:table-cell table:style-name="表6.C1" office:value-type="string">
            <text:p text:style-name="P1">một hộp nằm[있습니다 trên sàn[바닥~1 nhà[집.</text:p>
          </table:table-cell>
        </table:table-row>
        <table:table-row>
          <table:table-cell table:style-name="表6.A2" office:value-type="float" office:value="2">
            <text:p text:style-name="P7">2</text:p>
          </table:table-cell>
          <table:table-cell table:style-name="表6.B2" office:value-type="string">
            <text:p text:style-name="P1">three wood boards are <text:s/>on the elevator.</text:p>
          </table:table-cell>
          <table:table-cell table:style-name="表6.C2" office:value-type="string">
            <text:p text:style-name="P1">ba tấm gỗ ở trên thang[사다리~1 máy[기계.</text:p>
          </table:table-cell>
        </table:table-row>
        <table:table-row>
          <table:table-cell table:style-name="表6.A2" office:value-type="float" office:value="3">
            <text:p text:style-name="P7">3</text:p>
          </table:table-cell>
          <table:table-cell table:style-name="表6.B2" office:value-type="string">
            <text:p text:style-name="P1">a bucket is on the stairs.</text:p>
          </table:table-cell>
          <table:table-cell table:style-name="表6.C2" office:value-type="string">
            <text:p text:style-name="P1">một cái xô[양동이 ở trên cầu[계단~1;다리 thang[사다리.</text:p>
          </table:table-cell>
        </table:table-row>
        <table:table-row>
          <table:table-cell table:style-name="表6.A2" office:value-type="float" office:value="4">
            <text:p text:style-name="P7">4</text:p>
          </table:table-cell>
          <table:table-cell table:style-name="表6.B2" office:value-type="string">
            <text:p text:style-name="P1"><text:s/>can you pass the bucket to me?</text:p>
          </table:table-cell>
          <table:table-cell table:style-name="表6.C2" office:value-type="string">
            <text:p text:style-name="P1">bạn có thể[할 수있다 chuyển cái xô cho[나에게주세요~1 tôi?</text:p>
          </table:table-cell>
        </table:table-row>
      </table:table>
      <text:p text:style-name="P1">//20210215_090516</text:p>
      <text:p text:style-name="P1"/>
      <text:p text:style-name="P9"/>
      <text:p text:style-name="P2">XXXX=================</text:p>
      <text:p text:style-name="P5">myself / langs : vietnamese / phrases-1 / <text:span text:style-name="T2">20210216_100411</text:span></text:p>
      <text:list xml:id="list32669538" text:continue-list="list8571320859304735393" text:style-name="L3">
        <text:list-item>
          <text:p text:style-name="P15">#r:<text:span text:style-name="T7">20210215_090529</text:span></text:p>
        </text:list-item>
        <text:list-item>
          <text:p text:style-name="P20">#r:20210212_124415</text:p>
        </text:list-item>
      </text:list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7">1</text:p>
          </table:table-cell>
          <table:table-cell table:style-name="表9.B1" office:value-type="string">
            <text:p text:style-name="P1">a nail is sticking out on the board.</text:p>
          </table:table-cell>
          <table:table-cell table:style-name="表9.C1" office:value-type="string">
            <text:p text:style-name="P1">một cái đinh[네일 đang[밖<text:soft-page-break/>으로 찌르고있다 ~1 thò ra[밖 trên bảng.</text:p>
          </table:table-cell>
        </table:table-row>
        <table:table-row>
          <table:table-cell table:style-name="表9.A2" office:value-type="float" office:value="2">
            <text:p text:style-name="P7">2</text:p>
          </table:table-cell>
          <table:table-cell table:style-name="表9.B2" office:value-type="string">
            <text:p text:style-name="P1">his hand got injured by the nail</text:p>
          </table:table-cell>
          <table:table-cell table:style-name="表9.C2" office:value-type="string">
            <text:p text:style-name="P1">tay anh ấy bị[다쳐서~1 thương bởi cái đinh</text:p>
          </table:table-cell>
        </table:table-row>
      </table:table>
      <text:p text:style-name="P1">//20210216_110720</text:p>
      <text:p text:style-name="P1"/>
      <text:p text:style-name="P1"/>
      <text:p text:style-name="P9"/>
      <text:p text:style-name="P2">XXXX=================</text:p>
      <text:p text:style-name="P5">myself / langs : vietnamese / phrases-1 / <text:span text:style-name="T2">XXX</text:span></text:p>
      <text:list xml:id="list7519961492737135651" text:style-name="L5">
        <text:list-item>
          <text:p text:style-name="P17">review</text:p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5"><text:span text:style-name="T2">#20210216_100411</text:span></text:p>
          </table:table-cell>
        </table:table-row>
        <table:table-row>
          <table:table-cell table:style-name="表11.A2" office:value-type="string">
            <text:p text:style-name="P1">#20210215_090529</text:p>
          </table:table-cell>
        </table:table-row>
      </table:table>
      <text:list xml:id="list32686572" text:continue-numbering="true" text:style-name="L5">
        <text:list-item>
          <text:p text:style-name="P17"/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7">1</text:p>
          </table:table-cell>
          <table:table-cell table:style-name="表12.B1" office:value-type="string">
            <text:p text:style-name="P1">where do you live?</text:p>
          </table:table-cell>
          <table:table-cell table:style-name="表12.C1" office:value-type="string">
            <text:p text:style-name="P1">bạn sống[생활 ở đâu?</text:p>
          </table:table-cell>
        </table:table-row>
        <table:table-row>
          <table:table-cell table:style-name="表12.A2" office:value-type="float" office:value="2">
            <text:p text:style-name="P7">2</text:p>
          </table:table-cell>
          <table:table-cell table:style-name="表12.B2" office:value-type="string">
            <text:p text:style-name="P1">where is your company located?</text:p>
          </table:table-cell>
          <table:table-cell table:style-name="表12.C2" office:value-type="string">
            <text:p text:style-name="P1">công[공공의:회사~1 ty của bạn nằm ở đâu?</text:p>
          </table:table-cell>
        </table:table-row>
        <table:table-row>
          <table:table-cell table:style-name="表12.A2" office:value-type="float" office:value="3">
            <text:p text:style-name="P7">3</text:p>
          </table:table-cell>
          <table:table-cell table:style-name="表12.B2" office:value-type="string">
            <text:p text:style-name="P1">from where did you come here this morning?</text:p>
          </table:table-cell>
          <table:table-cell table:style-name="表12.C2" office:value-type="string">
            <text:p text:style-name="P1">bạn đến[왔다 đây từ đâu sáng[오늘 아침~1 nay?</text:p>
          </table:table-cell>
        </table:table-row>
      </table:table>
      <text:p text:style-name="P1"><text:soft-page-break/>//20210217_124512</text:p>
      <text:p text:style-name="P1"/>
      <text:p text:style-name="P9">@@@</text:p>
      <text:p text:style-name="P2">XXXX=================</text:p>
      <text:p text:style-name="P5">myself / langs : vietnamese / phrases-1 / <text:span text:style-name="T2">XXX</text:span></text:p>
      <text:list xml:id="list32671468" text:continue-numbering="true" text:style-name="L5">
        <text:list-item>
          <text:p text:style-name="P17">review</text:p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1"/>
          </table:table-cell>
        </table:table-row>
        <table:table-row>
          <table:table-cell table:style-name="表13.A2" office:value-type="string">
            <text:p text:style-name="P1"/>
          </table:table-cell>
        </table:table-row>
      </table:table>
      <text:list xml:id="list32673550" text:continue-numbering="true" text:style-name="L5">
        <text:list-item>
          <text:p text:style-name="P17"/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7">1</text:p>
          </table:table-cell>
          <table:table-cell table:style-name="表14.B1" office:value-type="string">
            <text:p text:style-name="P1"/>
          </table:table-cell>
          <table:table-cell table:style-name="表14.C1" office:value-type="string">
            <text:p text:style-name="P1"/>
          </table:table-cell>
        </table:table-row>
        <table:table-row>
          <table:table-cell table:style-name="表14.A2" office:value-type="float" office:value="2">
            <text:p text:style-name="P7">2</text:p>
          </table:table-cell>
          <table:table-cell table:style-name="表14.B2" office:value-type="string">
            <text:p text:style-name="P1"/>
          </table:table-cell>
          <table:table-cell table:style-name="表14.C2" office:value-type="string">
            <text:p text:style-name="P1"/>
          </table:table-cell>
        </table:table-row>
      </table:table>
      <text:p text:style-name="P1">//</text:p>
      <text:p text:style-name="P1"/>
      <text:p text:style-name="P1"/>
      <text:p text:style-name="P3">-------------------- TEMPLATE 20210209_084808</text:p>
      <text:p text:style-name="P2">XXXX=================</text:p>
      <text:p text:style-name="P5">myself / langs : vietnamese / phrases-1 / <text:span text:style-name="T2">XXX</text:span></text:p>
      <text:list xml:id="list32684661" text:continue-numbering="true" text:style-name="L5">
        <text:list-item>
          <text:p text:style-name="P17">review</text:p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/>
          </table:table-cell>
        </table:table-row>
        <table:table-row>
          <table:table-cell table:style-name="表10.A2" office:value-type="string">
            <text:p text:style-name="P1"/>
          </table:table-cell>
        </table:table-row>
      </table:table>
      <text:list xml:id="list32690503" text:continue-numbering="true" text:style-name="L5">
        <text:list-item>
          <text:p text:style-name="P17"/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7">1</text:p>
          </table:table-cell>
          <table:table-cell table:style-name="表5.B1" office:value-type="string">
            <text:p text:style-name="P1"/>
          </table:table-cell>
          <table:table-cell table:style-name="表5.C1" office:value-type="string">
            <text:p text:style-name="P1"/>
          </table:table-cell>
        </table:table-row>
        <table:table-row>
          <table:table-cell table:style-name="表5.A2" office:value-type="float" office:value="2">
            <text:p text:style-name="P7">2</text:p>
          </table:table-cell>
          <table:table-cell table:style-name="表5.B2" office:value-type="string">
            <text:p text:style-name="P1"/>
          </table:table-cell>
          <table:table-cell table:style-name="表5.C2" office:value-type="string">
            <text:p text:style-name="P1"/>
          </table:table-cell>
        </table:table-row>
      </table:table>
      <text:p text:style-name="P1">//</text:p>
      <text:p text:style-name="P1"><text:soft-page-break/></text:p>
      <text:p text:style-name="P6">--------------------------------- <text:span text:style-name="T5">후보</text:span> : 20210212_130500</text:p>
      <text:p text:style-name="P6">%%%</text:p>
      <text:p text:style-name="P3"/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7">1</text:p>
          </table:table-cell>
          <table:table-cell table:style-name="表8.B1" office:value-type="string">
            <text:p text:style-name="P1">a nail was sticking out on the board.</text:p>
          </table:table-cell>
          <table:table-cell table:style-name="表8.C1" office:value-type="string">
            <text:p text:style-name="P6">20210212_130500</text:p>
          </table:table-cell>
        </table:table-row>
        <table:table-row>
          <table:table-cell table:style-name="表8.A2" office:value-type="float" office:value="2">
            <text:p text:style-name="P7">2</text:p>
          </table:table-cell>
          <table:table-cell table:style-name="表8.B2" office:value-type="string">
            <text:p text:style-name="P1">his hand got injured by the nail</text:p>
          </table:table-cell>
          <table:table-cell table:style-name="表8.C2" office:value-type="string">
            <text:p text:style-name="P6">20210212_130500</text:p>
          </table:table-cell>
        </table:table-row>
        <table:table-row>
          <table:table-cell table:style-name="表8.A2" office:value-type="float" office:value="3">
            <text:p text:style-name="P7">3</text:p>
          </table:table-cell>
          <table:table-cell table:style-name="表8.B2" office:value-type="string">
            <text:p text:style-name="P1">where do you live?</text:p>
          </table:table-cell>
          <table:table-cell table:style-name="表8.C2" office:value-type="string">
            <text:p text:style-name="P6">20210212_130500</text:p>
          </table:table-cell>
        </table:table-row>
        <table:table-row>
          <table:table-cell table:style-name="表8.A2" office:value-type="float" office:value="4">
            <text:p text:style-name="P7">4</text:p>
          </table:table-cell>
          <table:table-cell table:style-name="表8.B2" office:value-type="string">
            <text:p text:style-name="P1">where is your company located?</text:p>
          </table:table-cell>
          <table:table-cell table:style-name="表8.C2" office:value-type="string">
            <text:p text:style-name="P6">20210212_130500</text:p>
          </table:table-cell>
        </table:table-row>
        <table:table-row>
          <table:table-cell table:style-name="表8.A2" office:value-type="float" office:value="5">
            <text:p text:style-name="P7">5</text:p>
          </table:table-cell>
          <table:table-cell table:style-name="表8.B2" office:value-type="string">
            <text:p text:style-name="P1">from where did you come here this morning?</text:p>
          </table:table-cell>
          <table:table-cell table:style-name="表8.C2" office:value-type="string">
            <text:p text:style-name="P6">20210212_130500</text:p>
          </table:table-cell>
        </table:table-row>
        <table:table-row>
          <table:table-cell table:style-name="表8.A2" office:value-type="float" office:value="6">
            <text:p text:style-name="P7">6</text:p>
          </table:table-cell>
          <table:table-cell table:style-name="表8.B6" office:value-type="string">
            <text:p text:style-name="P1">this thing is very heavy. you do not need to move it.</text:p>
          </table:table-cell>
          <table:table-cell table:style-name="表8.C2" office:value-type="string">
            <text:p text:style-name="P1">20210215_084234</text:p>
          </table:table-cell>
        </table:table-row>
        <table:table-row>
          <table:table-cell table:style-name="表8.A2">
            <text:p text:style-name="P7"/>
          </table:table-cell>
          <table:table-cell table:style-name="表8.B2" office:value-type="string">
            <text:p text:style-name="P1">a box is on the floor. three wood boards are <text:s/>on the elevator.</text:p>
          </table:table-cell>
          <table:table-cell table:style-name="表8.C2" office:value-type="string">
            <text:p text:style-name="P1">20210215_084234</text:p>
          </table:table-cell>
        </table:table-row>
        <table:table-row>
          <table:table-cell table:style-name="表8.A2">
            <text:p text:style-name="P7"/>
          </table:table-cell>
          <table:table-cell table:style-name="表8.B2" office:value-type="string">
            <text:p text:style-name="P1">a bucket is on the stairs. can you pass the bucket to me?</text:p>
          </table:table-cell>
          <table:table-cell table:style-name="表8.C2" office:value-type="string">
            <text:p text:style-name="P1">20210215_084234</text:p>
          </table:table-cell>
        </table:table-row>
        <table:table-row>
          <table:table-cell table:style-name="表8.A2">
            <text:p text:style-name="P7"/>
          </table:table-cell>
          <table:table-cell table:style-name="表8.B6" office:value-type="string">
            <text:p text:style-name="P1">did you eat meal already? are you thirsty?</text:p>
          </table:table-cell>
          <table:table-cell table:style-name="表8.C2" office:value-type="string">
            <text:p text:style-name="P1"/>
          </table:table-cell>
        </table:table-row>
        <table:table-row>
          <table:table-cell table:style-name="表8.A2">
            <text:p text:style-name="P7"/>
          </table:table-cell>
          <table:table-cell table:style-name="表8.B6" office:value-type="string">
            <text:p text:style-name="P1">by : he was hit by this iron rod.</text:p>
          </table:table-cell>
          <table:table-cell table:style-name="表8.C2" office:value-type="string">
            <text:p text:style-name="P1">20210216_101314</text:p>
          </table:table-cell>
        </table:table-row>
        <text:soft-page-break/>
        <table:table-row>
          <table:table-cell table:style-name="表8.A2">
            <text:p text:style-name="P7"/>
          </table:table-cell>
          <table:table-cell table:style-name="表8.B6" office:value-type="string">
            <text:p text:style-name="P1">by : I come here by train.</text:p>
          </table:table-cell>
          <table:table-cell table:style-name="表8.C2" office:value-type="string">
            <text:p text:style-name="P1">20210216_101314</text:p>
          </table:table-cell>
        </table:table-row>
        <table:table-row>
          <table:table-cell table:style-name="表8.A2">
            <text:p text:style-name="P7"/>
          </table:table-cell>
          <table:table-cell table:style-name="表8.B6" office:value-type="string">
            <text:p text:style-name="P1">where are you from in Vietnam?</text:p>
          </table:table-cell>
          <table:table-cell table:style-name="表8.C2" office:value-type="string">
            <text:p text:style-name="P1">20210216_110625</text:p>
          </table:table-cell>
        </table:table-row>
        <table:table-row>
          <table:table-cell table:style-name="表8.A2">
            <text:p text:style-name="P7"/>
          </table:table-cell>
          <table:table-cell table:style-name="表8.B6" office:value-type="string">
            <text:p text:style-name="P1">here is a hole. it is dangerous. I do not have a rope.</text:p>
          </table:table-cell>
          <table:table-cell table:style-name="表8.C2" office:value-type="string">
            <text:p text:style-name="P1">20210217_123203</text:p>
          </table:table-cell>
        </table:table-row>
        <table:table-row>
          <table:table-cell table:style-name="表8.A2">
            <text:p text:style-name="P7"/>
          </table:table-cell>
          <table:table-cell table:style-name="表8.B6" office:value-type="string">
            <text:p text:style-name="P1">we put concrete around the elevator.</text:p>
          </table:table-cell>
          <table:table-cell table:style-name="表8.C2" office:value-type="string">
            <text:p text:style-name="P1">20210217_123422</text:p>
          </table:table-cell>
        </table:table-row>
        <table:table-row>
          <table:table-cell table:style-name="表8.A2">
            <text:p text:style-name="P7"/>
          </table:table-cell>
          <table:table-cell table:style-name="表8.B6" office:value-type="string">
            <text:p text:style-name="P1">can you hold this rope for me?</text:p>
          </table:table-cell>
          <table:table-cell table:style-name="表8.C2" office:value-type="string">
            <text:p text:style-name="P1">20210217_123601</text:p>
          </table:table-cell>
        </table:table-row>
        <table:table-row>
          <table:table-cell table:style-name="表8.A2">
            <text:p text:style-name="P7"/>
          </table:table-cell>
          <table:table-cell table:style-name="表8.B6" office:value-type="string">
            <text:p text:style-name="P1">can you move this bucket over there for me?</text:p>
          </table:table-cell>
          <table:table-cell table:style-name="表8.C2" office:value-type="string">
            <text:p text:style-name="P1">20210217_123601</text:p>
          </table:table-cell>
        </table:table-row>
        <table:table-row>
          <table:table-cell table:style-name="表8.A2">
            <text:p text:style-name="P7"/>
          </table:table-cell>
          <table:table-cell table:style-name="表8.B6" office:value-type="string">
            <text:p text:style-name="P1">where is it located in Vietnam? south, north, center?</text:p>
          </table:table-cell>
          <table:table-cell table:style-name="表8.C2" office:value-type="string">
            <text:p text:style-name="P1">20210217_124502</text:p>
          </table:table-cell>
        </table:table-row>
        <table:table-row>
          <table:table-cell table:style-name="表8.A2">
            <text:p text:style-name="P7"/>
          </table:table-cell>
          <table:table-cell table:style-name="表8.B6" office:value-type="string">
            <text:p text:style-name="P1"/>
          </table:table-cell>
          <table:table-cell table:style-name="表8.C2" office:value-type="string">
            <text:p text:style-name="P1"/>
          </table:table-cell>
        </table:table-row>
      </table:table>
      <text:p text:style-name="P1"/>
      <text:p text:style-name="P3">--------------------------------------- closing : 20210209_091311</text:p>
      <text:list xml:id="list6603529107148724754" text:style-name="L6">
        <text:list-item>
          <text:p text:style-name="P18">###</text:p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>
            <text:p text:style-name="P7"/>
          </table:table-cell>
          <table:table-cell table:style-name="表7.B1" office:value-type="string">
            <text:p text:style-name="P1">start C:\WORKS_2\WS\WS_Others.JVEMV6\JVEMV6\37_miscs\9_prog_lang\end_vietnamese.bat</text:p>
          </table:table-cell>
        </table:table-row>
        <table:table-row>
          <table:table-cell table:style-name="表7.A2" office:value-type="float" office:value="1">
            <text:p text:style-name="P7">1</text:p>
          </table:table-cell>
          <table:table-cell table:style-name="表7.B2" office:value-type="string">
            <text:p text:style-name="P4">C:\WORKS_2\a &amp;&amp; r oj &amp;&amp; g a . &amp;&amp; g c -m "(myself : vietnamese) periodical updates" &amp;&amp; e &amp;&amp; p</text:p>
          </table:table-cell>
        </table:table-row>
        <text:soft-page-break/>
        <table:table-row>
          <table:table-cell table:style-name="表7.A2">
            <text:p text:style-name="P7"/>
          </table:table-cell>
          <table:table-cell table:style-name="表7.B3" office:value-type="string">
            <text:p text:style-name="P1">myself vietnamese</text:p>
          </table:table-cell>
        </table:table-row>
        <table:table-row>
          <table:table-cell table:style-name="表7.A2">
            <text:p text:style-name="P7"/>
          </table:table-cell>
          <table:table-cell table:style-name="表7.B3" office:value-type="string">
            <text:p text:style-name="P1"/>
          </table:table-cell>
        </table:table-row>
      </table:table>
      <text:list xml:id="list988688621583945511" text:style-name="L7">
        <text:list-item>
          <text:p text:style-name="P19">bb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Roboto" svg:font-family="Roboto, RobotoDraft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2-08T10:11:55.37</meta:creation-date>
    <dc:date>2021-02-17T12:45:48.95</dc:date>
    <dc:creator>iwabuchi ken</dc:creator>
    <meta:editing-duration>PT4H23M13S</meta:editing-duration>
    <meta:editing-cycles>22</meta:editing-cycles>
    <meta:generator>OpenOffice/4.1.3$Win32 OpenOffice.org_project/413m1$Build-9783</meta:generator>
    <meta:document-statistic meta:table-count="14" meta:image-count="0" meta:object-count="0" meta:page-count="9" meta:paragraph-count="167" meta:word-count="847" meta:character-count="3931"/>
  </office:meta>
</office:document-meta>
</file>